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0ac88b" officeooo:paragraph-rsid="000ac88b"/>
    </style:style>
    <style:style style:name="P2" style:family="paragraph" style:parent-style-name="Standard">
      <style:paragraph-properties fo:text-align="justify" style:justify-single-word="false"/>
      <style:text-properties officeooo:rsid="000a8a59" officeooo:paragraph-rsid="000a8a59"/>
    </style:style>
    <style:style style:name="P3" style:family="paragraph" style:parent-style-name="Standard">
      <style:paragraph-properties fo:text-align="center" style:justify-single-word="false"/>
      <style:text-properties fo:font-weight="bold" officeooo:rsid="000a8a59" officeooo:paragraph-rsid="000a8a59" style:font-weight-asian="bold" style:font-weight-complex="bold"/>
    </style:style>
    <style:style style:name="P4" style:family="paragraph" style:parent-style-name="Standard">
      <style:paragraph-properties fo:text-align="center" style:justify-single-word="false"/>
      <style:text-properties fo:font-size="11pt" fo:font-weight="normal" officeooo:rsid="000bc52e" officeooo:paragraph-rsid="000bc52e" style:font-size-asian="11pt" style:font-weight-asian="normal" style:font-size-complex="11pt" style:font-weight-complex="normal"/>
    </style:style>
    <style:style style:name="P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0ac88b" officeooo:paragraph-rsid="000ac88b"/>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0ac88b" officeooo:paragraph-rsid="000ac88b"/>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0ac88b" officeooo:paragraph-rsid="000ac88b" style:font-weight-asian="bold" style:font-weight-complex="bold"/>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0b1ab5" officeooo:paragraph-rsid="000b1ab5" style:font-weight-asian="bold" style:font-weight-complex="bold"/>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0ac88b" officeooo:paragraph-rsid="000ac88b" style:font-weight-asian="normal" style:font-weight-complex="normal"/>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0b1ab5" officeooo:paragraph-rsid="000b1ab5" style:font-weight-asian="normal" style:font-weight-complex="normal"/>
    </style:style>
    <style:style style:name="P1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0ac88b" officeooo:paragraph-rsid="000ac88b"/>
    </style:style>
    <style:style style:name="T1" style:family="text">
      <style:text-properties fo:font-weight="bold" style:font-weight-asian="bold" style:font-weight-complex="bold"/>
    </style:style>
    <style:style style:name="T2" style:family="text">
      <style:text-properties officeooo:rsid="000b1ab5"/>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hun Apa Yah</text:p>
      <text:p text:style-name="P4">Author: Alexander Salim</text:p>
      <text:p text:style-name="P2"/>
      <text:p text:style-name="P5">“Yeaaaaaahh, hari raya imlek sudah dekat” teriak Surti. Surti sebagai seorang pelajar di Institut Teknologi Balige (ITB) sudah sangat menantikan imlek karena pada saat imlek, <text:s/>Surti dapat berkumpul bersama dengan keluarganya dan yang pasti akan mendapatkan angpao. Tetapi dalam keluarga Surti, ada suatu tradisi sebelum mendapatkan angpao. Tradisi itu adalah sebelum mendapatkan angpao, Surti harus menjawab sebuah pertanyaan, yaitu “Tahun ini tahun shio apa?”. Karena Surti sangat sibuk saat berada di kampus, maka Surti tidak pernah memikirkan tentang hal tersebut. Sebagai sahabat baik Surti yang jago programming, anda diminta tolong Surti untuk membuat sebuah program yang dapat memberitahukan shio setiap tahunnya.</text:p>
      <text:p text:style-name="P1"/>
      <text:p text:style-name="P5">NB: Daftar shio dimulai dari 1 – 12, yaitu: <text:span text:style-name="T1">(Tikus, Kerbau, Macan, Kelinci, Naga, Ular, Kuda, Kambing, Monyet, Ayam, Anjing, Babi)</text:span></text:p>
      <text:p text:style-name="P6"/>
      <text:p text:style-name="P7">Input</text:p>
      <text:p text:style-name="P6">Input akan terdiri dari 2 baris. Baris pertama berisi satu buah bilangan bulat <text:span text:style-name="T1">N</text:span> yang menyatakan banyaknya kasus uji. N baris berikutnya berisi tahun yang ingin ditentukan shio nya.</text:p>
      <text:p text:style-name="P6"/>
      <text:p text:style-name="P7">Output</text:p>
      <text:p text:style-name="P9">Jika tahun yang dimasukkan tidak valid, maka cetak “Gak tau ah” <text:span text:style-name="T2">tanpa tanda kutip. Tetapi jika tahun yang dimasukkan valid, maka cetak “Tahun ini tahun” diikuti dengan shio tahun tersebut.</text:span></text:p>
      <text:p text:style-name="P9"/>
      <text:p text:style-name="P8">Constraint</text:p>
      <text:p text:style-name="P10">1 &lt;= N &lt;= 100000</text:p>
      <text:p text:style-name="P10">1924 &lt;= Tahun &lt;= 100000</text:p>
      <text:p text:style-name="P9"/>
      <text:p text:style-name="P8">Sample Input</text:p>
      <text:p text:style-name="P8"><text:span text:style-name="T3">5</text:span></text:p>
      <text:p text:style-name="P8"><text:span text:style-name="T3">2019</text:span></text:p>
      <text:p text:style-name="P8"><text:span text:style-name="T3">1924</text:span></text:p>
      <text:p text:style-name="P8"><text:span text:style-name="T3">2000</text:span></text:p>
      <text:p text:style-name="P8"><text:span text:style-name="T3">2006</text:span></text:p>
      <text:p text:style-name="P8"><text:span text:style-name="T3">1998</text:span></text:p>
      <text:p text:style-name="P8"><text:span text:style-name="T3"/></text:p>
      <text:p text:style-name="P8">Sample Output</text:p>
      <text:p text:style-name="P10">Tahun ini tahun Babi</text:p>
      <text:p text:style-name="P10">Tahun ini tahun Tikus</text:p>
      <text:p text:style-name="P10">Tahun ini tahun Naga</text:p>
      <text:p text:style-name="P10">Tahun ini tahun Anjing</text:p>
      <text:p text:style-name="P10">Tahun ini tahun Mac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50:41.220095886</meta:creation-date>
    <dc:date>2019-01-30T14:21:54.559749482</dc:date>
    <meta:editing-duration>PT13M21S</meta:editing-duration>
    <meta:editing-cycles>3</meta:editing-cycles>
    <meta:generator>LibreOffice/6.0.3.2$Linux_X86_64 LibreOffice_project/00m0$Build-2</meta:generator>
    <meta:document-statistic meta:table-count="0" meta:image-count="0" meta:object-count="0" meta:page-count="1" meta:paragraph-count="24" meta:word-count="229" meta:character-count="1465" meta:non-whitespace-character-count="1258"/>
  </office:meta>
</office:document-meta>
</file>